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" style:parent-style-name="Standard" style:family="paragraph">
      <style:paragraph-properties style:text-autospace="none" fo:margin-bottom="0in" fo:line-height="100%"/>
    </style:style>
    <style:style style:name="T4" style:parent-style-name="Absatz-Standardschriftar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" style:parent-style-name="Absatz-Standardschriftar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" style:parent-style-name="Absatz-Standardschriftart" style:family="text">
      <style:text-properties style:font-name="Consolas" style:font-name-complex="Consolas" fo:color="#808080" fo:font-size="9.5pt" style:font-size-asian="9.5pt" style:font-size-complex="9.5pt" fo:background-color="#FFFFFF"/>
    </style:style>
    <style:style style:name="T7" style:parent-style-name="Absatz-Standardschriftar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" style:parent-style-name="Absatz-Standardschriftar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" style:parent-style-name="Absatz-Standardschriftar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" style:parent-style-name="Absatz-Standardschriftart" style:family="text">
      <style:text-properties style:font-name="Consolas" style:font-name-complex="Consolas" fo:color="#00FF00" fo:font-size="9.5pt" style:font-size-asian="9.5pt" style:font-size-complex="9.5pt" fo:background-color="#FFFFFF"/>
    </style:style>
    <style:style style:name="T11" style:parent-style-name="Absatz-Standardschriftart" style:family="text">
      <style:text-properties style:font-name="Consolas" style:font-name-complex="Consolas" fo:color="#808080" fo:font-size="9.5pt" style:font-size-asian="9.5pt" style:font-size-complex="9.5pt" fo:background-color="#FFFFFF"/>
    </style:style>
    <style:style style:name="T12" style:parent-style-name="Absatz-Standardschriftart" style:family="text">
      <style:text-properties style:font-name="Consolas" style:font-name-complex="Consolas" fo:color="#00FF00" fo:font-size="9.5pt" style:font-size-asian="9.5pt" style:font-size-complex="9.5pt" fo:background-color="#FFFFFF"/>
    </style:style>
    <style:style style:name="T13" style:parent-style-name="Absatz-Standardschriftar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" style:parent-style-name="Standard" style:family="paragraph">
      <style:paragraph-properties style:text-autospace="none" fo:margin-bottom="0in" fo:line-height="100%"/>
    </style:style>
    <style:style style:name="T15" style:parent-style-name="Absatz-Standardschriftart" style:family="text">
      <style:text-properties style:font-name="Consolas" style:font-name-complex="Consolas" fo:color="#008000" fo:font-size="9.5pt" style:font-size-asian="9.5pt" style:font-size-complex="9.5pt" fo:background-color="#FFFFFF" fo:language="fr" fo:country="CH"/>
    </style:style>
    <style:style style:name="P16" style:parent-style-name="Standard" style:family="paragraph">
      <style:paragraph-properties style:text-autospace="none" fo:margin-bottom="0in" fo:line-height="100%"/>
    </style:style>
    <style:style style:name="T17" style:parent-style-name="Absatz-Standardschriftart" style:family="text">
      <style:text-properties style:font-name="Consolas" style:font-name-complex="Consolas" fo:color="#008000" fo:font-size="9.5pt" style:font-size-asian="9.5pt" style:font-size-complex="9.5pt" fo:background-color="#FFFFFF" fo:language="fr" fo:country="CH"/>
    </style:style>
    <style:style style:name="P18" style:parent-style-name="Standard" style:family="paragraph">
      <style:paragraph-properties style:text-autospace="none" fo:margin-bottom="0in" fo:line-height="100%"/>
    </style:style>
    <style:style style:name="T19" style:parent-style-name="Absatz-Standardschriftart" style:family="text">
      <style:text-properties style:font-name="Consolas" style:font-name-complex="Consolas" fo:color="#008000" fo:font-size="9.5pt" style:font-size-asian="9.5pt" style:font-size-complex="9.5pt" fo:background-color="#FFFFFF" fo:language="fr" fo:country="CH"/>
    </style:style>
    <style:style style:name="P20" style:parent-style-name="Standard" style:family="paragraph">
      <style:text-properties fo:language="fr" fo:country="CH"/>
    </style:style>
    <style:style style:name="P21" style:parent-style-name="Standard" style:family="paragraph">
      <style:text-properties fo:language="fr" fo:country="CH"/>
    </style:style>
    <style:style style:name="P22" style:parent-style-name="Standard" style:family="paragraph">
      <style:text-properties fo:language="fr" fo:country="CH"/>
    </style:style>
    <style:style style:name="P23" style:parent-style-name="Standard" style:family="paragraph">
      <style:paragraph-properties style:text-autospace="none" fo:margin-bottom="0in" fo:line-height="100%"/>
    </style:style>
    <style:style style:name="T24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25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26" style:parent-style-name="Standard" style:family="paragraph">
      <style:paragraph-properties style:text-autospace="none" fo:margin-bottom="0in" fo:line-height="100%"/>
    </style:style>
    <style:style style:name="T27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28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29" style:parent-style-name="Standard" style:family="paragraph">
      <style:paragraph-properties style:text-autospace="none" fo:margin-bottom="0in" fo:line-height="100%"/>
    </style:style>
    <style:style style:name="T30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31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32" style:parent-style-name="Standard" style:family="paragraph">
      <style:paragraph-properties style:text-autospace="none" fo:margin-bottom="0in" fo:line-height="100%"/>
    </style:style>
    <style:style style:name="T33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34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35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36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37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38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39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40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41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42" style:parent-style-name="Standard" style:family="paragraph">
      <style:paragraph-properties style:text-autospace="none" fo:margin-bottom="0in" fo:line-height="100%"/>
    </style:style>
    <style:style style:name="T43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44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45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46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47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48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49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50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51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52" style:parent-style-name="Standard" style:family="paragraph">
      <style:paragraph-properties style:text-autospace="none" fo:margin-bottom="0in" fo:line-height="100%"/>
    </style:style>
    <style:style style:name="T53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54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55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56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57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58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59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60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61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62" style:parent-style-name="Standard" style:family="paragraph">
      <style:paragraph-properties style:text-autospace="none" fo:margin-bottom="0in" fo:line-height="100%"/>
    </style:style>
    <style:style style:name="T63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64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65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66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67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68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69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70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71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P72" style:parent-style-name="Standard" style:family="paragraph">
      <style:paragraph-properties style:text-autospace="none" fo:margin-bottom="0in" fo:line-height="100%"/>
    </style:style>
    <style:style style:name="T73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74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75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76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77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78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79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80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81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P82" style:parent-style-name="Standard" style:family="paragraph">
      <style:paragraph-properties style:text-autospace="none" fo:margin-bottom="0in" fo:line-height="100%"/>
    </style:style>
    <style:style style:name="T83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84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85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86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87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88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89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90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91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P92" style:parent-style-name="Standard" style:family="paragraph">
      <style:paragraph-properties style:text-autospace="none" fo:margin-bottom="0in" fo:line-height="100%"/>
    </style:style>
    <style:style style:name="T93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94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95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96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97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98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99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T100" style:parent-style-name="Absatz-Standardschriftart" style:family="text">
      <style:text-properties style:font-name="Consolas" style:font-name-complex="Consolas" fo:color="#A31515" fo:font-size="9.5pt" style:font-size-asian="9.5pt" style:font-size-complex="9.5pt" fo:language="fr" fo:country="CH"/>
    </style:style>
    <style:style style:name="T101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fr" fo:country="CH"/>
    </style:style>
    <style:style style:name="P102" style:parent-style-name="Standard" style:family="paragraph">
      <style:paragraph-properties style:text-autospace="none" fo:margin-bottom="0in" fo:line-height="100%"/>
    </style:style>
    <style:style style:name="T103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04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05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06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07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08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09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10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11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112" style:parent-style-name="Standard" style:family="paragraph">
      <style:paragraph-properties style:text-autospace="none" fo:margin-bottom="0in" fo:line-height="100%"/>
    </style:style>
    <style:style style:name="T113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14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15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16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17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18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19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20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21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P122" style:parent-style-name="Standard" style:family="paragraph">
      <style:text-properties style:font-name="Consolas" style:font-name-complex="Consolas" fo:color="#000000" fo:font-size="9.5pt" style:font-size-asian="9.5pt" style:font-size-complex="9.5pt"/>
    </style:style>
    <style:style style:name="P123" style:parent-style-name="Standard" style:family="paragraph">
      <style:text-properties style:font-name="Consolas" style:font-name-complex="Consolas" fo:color="#000000" fo:font-size="9.5pt" style:font-size-asian="9.5pt" style:font-size-complex="9.5pt"/>
    </style:style>
    <style:style style:name="P124" style:parent-style-name="Standard" style:family="paragraph">
      <style:text-properties style:font-name="Consolas" style:font-name-complex="Consolas" fo:color="#000000" fo:font-size="9.5pt" style:font-size-asian="9.5pt" style:font-size-complex="9.5pt"/>
    </style:style>
    <style:style style:name="P125" style:parent-style-name="Standard" style:family="paragraph">
      <style:text-properties style:font-name="Consolas" style:font-name-complex="Consolas" fo:color="#000000" fo:font-size="9.5pt" style:font-size-asian="9.5pt" style:font-size-complex="9.5pt"/>
    </style:style>
    <style:style style:name="P126" style:parent-style-name="Standard" style:family="paragraph">
      <style:text-properties style:font-name="Consolas" style:font-name-complex="Consolas" fo:color="#000000" fo:font-size="9.5pt" style:font-size-asian="9.5pt" style:font-size-complex="9.5pt"/>
    </style:style>
    <style:style style:name="P127" style:parent-style-name="Standard" style:family="paragraph">
      <style:text-properties style:font-name="Consolas" style:font-name-complex="Consolas" fo:color="#000000" fo:font-size="9.5pt" style:font-size-asian="9.5pt" style:font-size-complex="9.5pt" fo:language="fr" fo:country="CH"/>
    </style:style>
    <style:style style:name="P128" style:parent-style-name="Standard" style:family="paragraph">
      <style:text-properties style:font-name="Consolas" style:font-name-complex="Consolas" fo:color="#000000" fo:font-size="9.5pt" style:font-size-asian="9.5pt" style:font-size-complex="9.5pt" fo:language="fr" fo:country="CH"/>
    </style:style>
    <style:style style:name="P129" style:parent-style-name="Standard" style:family="paragraph">
      <style:text-properties style:font-name="Consolas" style:font-name-complex="Consolas" fo:color="#000000" fo:font-size="9.5pt" style:font-size-asian="9.5pt" style:font-size-complex="9.5pt" fo:language="fr" fo:country="CH"/>
    </style:style>
    <style:style style:name="P130" style:parent-style-name="Standard" style:family="paragraph">
      <style:text-properties fo:language="fr" fo:country="CH"/>
    </style:style>
    <style:style style:name="P131" style:parent-style-name="Standard" style:family="paragraph">
      <style:text-properties fo:language="fr" fo:country="CH"/>
    </style:style>
    <style:style style:name="T132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133" style:parent-style-name="Absatz-Standardschriftart" style:family="text">
      <style:text-properties style:font-name="Consolas" style:font-name-complex="Consolas" fo:color="#A31515" fo:font-size="9.5pt" style:font-size-asian="9.5pt" style:font-size-complex="9.5pt"/>
    </style:style>
    <style:style style:name="T134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ableColumn136" style:family="table-column">
      <style:table-column-properties style:column-width="1.2083in"/>
    </style:style>
    <style:style style:name="TableColumn137" style:family="table-column">
      <style:table-column-properties style:column-width="0.8333in"/>
    </style:style>
    <style:style style:name="TableColumn138" style:family="table-column">
      <style:table-column-properties style:column-width="0.8333in"/>
    </style:style>
    <style:style style:name="TableColumn139" style:family="table-column">
      <style:table-column-properties style:column-width="0.8333in"/>
    </style:style>
    <style:style style:name="Table135" style:family="table">
      <style:table-properties style:width="3.7083in" fo:margin-left="0in" table:align="left"/>
    </style:style>
    <style:style style:name="TableRow140" style:family="table-row">
      <style:table-row-properties style:min-row-height="0.2083in"/>
    </style:style>
    <style:style style:name="TableCell1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anguage-asian="de" style:country-asian="CH"/>
    </style:style>
    <style:style style:name="TableCell1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anguage-asian="de" style:country-asian="CH"/>
    </style:style>
    <style:style style:name="TableCell1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anguage-asian="de" style:country-asian="CH"/>
    </style:style>
    <style:style style:name="TableCell1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anguage-asian="de" style:country-asian="CH"/>
    </style:style>
    <style:style style:name="TableRow149" style:family="table-row">
      <style:table-row-properties style:min-row-height="0.2083in"/>
    </style:style>
    <style:style style:name="TableCell1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158" style:family="table-row">
      <style:table-row-properties style:min-row-height="0.2083in"/>
    </style:style>
    <style:style style:name="TableCell1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0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167" style:family="table-row">
      <style:table-row-properties style:min-row-height="0.2083in"/>
    </style:style>
    <style:style style:name="TableCell1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9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1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3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5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176" style:family="table-row">
      <style:table-row-properties style:min-row-height="0.2083in"/>
    </style:style>
    <style:style style:name="TableCell1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8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0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2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4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185" style:family="table-row">
      <style:table-row-properties style:min-row-height="0.2083in"/>
    </style:style>
    <style:style style:name="TableCell1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7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9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1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3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194" style:family="table-row">
      <style:table-row-properties style:min-row-height="0.2083in"/>
    </style:style>
    <style:style style:name="TableCell1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6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8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1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0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2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03" style:family="table-row">
      <style:table-row-properties style:min-row-height="0.2083in"/>
    </style:style>
    <style:style style:name="TableCell2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5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7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9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1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12" style:family="table-row">
      <style:table-row-properties style:min-row-height="0.2083in"/>
    </style:style>
    <style:style style:name="TableCell2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4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6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8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0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21" style:family="table-row">
      <style:table-row-properties style:min-row-height="0.2083in"/>
    </style:style>
    <style:style style:name="TableCell2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3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5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7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9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30" style:family="table-row">
      <style:table-row-properties style:min-row-height="0.2083in"/>
    </style:style>
    <style:style style:name="TableCell2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2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4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6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8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39" style:family="table-row">
      <style:table-row-properties style:min-row-height="0.2083in"/>
    </style:style>
    <style:style style:name="TableCell2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1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3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5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7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48" style:family="table-row">
      <style:table-row-properties style:min-row-height="0.2083in"/>
    </style:style>
    <style:style style:name="TableCell2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0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2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4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6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57" style:family="table-row">
      <style:table-row-properties style:min-row-height="0.2083in"/>
    </style:style>
    <style:style style:name="TableCell2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9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1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3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5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66" style:family="table-row">
      <style:table-row-properties style:min-row-height="0.2083in"/>
    </style:style>
    <style:style style:name="TableCell2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8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0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2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4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75" style:family="table-row">
      <style:table-row-properties style:min-row-height="0.2083in"/>
    </style:style>
    <style:style style:name="TableCell2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7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9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1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3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Row284" style:family="table-row">
      <style:table-row-properties style:min-row-height="0.2083in"/>
    </style:style>
    <style:style style:name="TableCell2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6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de" style:country-asian="CH"/>
    </style:style>
    <style:style style:name="TableCell2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CH"/>
    </style:style>
    <style:style style:name="TableCell2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CH"/>
    </style:style>
    <style:style style:name="TableCell2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CH"/>
    </style:style>
  </office:automatic-styles>
  <office:body>
    <office:text text:use-soft-page-breaks="true">
      <text:p text:style-name="P1">Speziell:</text:p>
      <text:p text:style-name="Standard">Basic_Reports\AP_Arbeitsplatzbelegung_MSEL_ML.rdl</text:p>
      <text:p text:style-name="Standard">tfu_RPT_MSEL_Trakt_Fast</text:p>
      <text:p text:style-name="P2"/>
      <text:p text:style-name="P3"><text:span text:style-name="T4">select</text:span><text:span text:style-name="T5"><text:s/></text:span><text:span text:style-name="T6">*</text:span><text:span text:style-name="T7"><text:s/></text:span><text:span text:style-name="T8">from</text:span><text:span text:style-name="T9"><text:s/></text:span><text:span text:style-name="T10">information_schema</text:span><text:span text:style-name="T11">.</text:span><text:span text:style-name="T12">routines</text:span><text:span text:style-name="T13"><text:s/></text:span></text:p>
      <text:p text:style-name="P14"><text:span text:style-name="T15">-- where OBJECT_DEFINITION(object_id(SPECIFIC_NAME)) LIKE '%guidtabletype%'</text:span></text:p>
      <text:p text:style-name="P16"><text:span text:style-name="T17">-- where OBJECT_DEFINITION(object_id(SPECIFIC_NAME)) LIKE '%IdTableType%'</text:span></text:p>
      <text:p text:style-name="P18"><text:span text:style-name="T19">-- where OBJECT_DEFINITION(object_id(SPECIFIC_NAME)) LIKE '%GeschossIdentifierTableType%'</text:span></text:p>
      <text:p text:style-name="P20"/>
      <text:p text:style-name="P21"/>
      <text:p text:style-name="P22"/>
      <text:p text:style-name="Standard">TODO Reports<text:s/></text:p>
      <text:p text:style-name="Standard">Serialize RDL</text:p>
      <text:p text:style-name="Standard">Exec stored procedure (typ) + Parameter (wegen JOIN)</text:p>
      <text:p text:style-name="Standard">Paramter JB custom-type</text:p>
      <text:p text:style-name="Standard">Viewer/Wrapper / 2005-2016 (2016 muss noch upgedatet werden)</text:p>
      <text:p text:style-name="Standard"><text:a xlink:href="https://github.com/ststeiger/ReportViewerWrapper" office:target-frame-name="_top" xlink:show="replace"><text:span text:style-name="Hyperlink">https://github.com/ststeiger/ReportViewerWrapper</text:span></text:a><text:s/></text:p>
      <text:p text:style-name="Standard">proc&amp;mandant muss gesetzt werden (falls Parameter vorhanden)</text:p>
      <text:p text:style-name="Standard">Parameter in Abhängigkeit und Reihenfolge</text:p>
      <text:p text:style-name="Standard">Parameter darstellungs-Reihenfolge</text:p>
      <text:p text:style-name="Standard">Angezeigtes Feld/Wert muss ausgelesen werden</text:p>
      <text:p text:style-name="Standard"/>
      <text:p text:style-name="Standard">Stichtag müsste zuoberst sein</text:p>
      <text:p text:style-name="Standard">Datasets müssen ausgelesen werden</text:p>
      <text:p text:style-name="Standard">Abhängigkeiten von Datasets von Parametern muss ausgelesen werden</text:p>
      <text:p text:style-name="Standard">(hidden parameters)</text:p>
      <text:p text:style-name="Standard">Connection-string muss (potentiell andere DB)</text:p>
      <text:p text:style-name="Standard"/>
      <text:p text:style-name="Standard"/>
      <text:p text:style-name="Standard"/>
      <text:p text:style-name="Standard">Zürich</text:p>
      <text:p text:style-name="Standard">VB muss aus allen Parametern entfernt werden</text:p>
      <text:p text:style-name="Standard"/>
      <text:p text:style-name="P23"><text:span text:style-name="T24">"SELECT gbi.Gemeinde, gbi.Kreis, …, "</text:span><text:span text:style-name="T25"><text:s/>&amp;</text:span></text:p>
      <text:soft-page-break/>
      <text:p text:style-name="P26"><text:span text:style-name="T27">"FROM V_AP_BERICHT_GBI AS gbi LEFT OUTER JOIN V_AP_BERICHT_GBI_Portfolio … "</text:span><text:span text:style-name="T28"><text:s/>&amp;</text:span></text:p>
      <text:p text:style-name="P29"><text:span text:style-name="T30">"WHERE 1=1 "</text:span><text:span text:style-name="T31"><text:s/>&amp;</text:span></text:p>
      <text:p text:style-name="P32"><text:span text:style-name="T33">IIF(Parameters!schulkreis.Value =<text:s/></text:span><text:span text:style-name="T34">"00000000-0000-0000-0000-000000000000"</text:span><text:span text:style-name="T35">,<text:s/></text:span><text:span text:style-name="T36">""</text:span><text:span text:style-name="T37">,<text:s/></text:span><text:span text:style-name="T38">"AND gbi.SK_UID='"</text:span><text:span text:style-name="T39"><text:s/>&amp; Parameters!schulkreis.Value &amp;<text:s/></text:span><text:span text:style-name="T40">"' "</text:span><text:span text:style-name="T41">) &amp;</text:span></text:p>
      <text:p text:style-name="P42"><text:span text:style-name="T43">IIF(Parameters!stadtkreis.Value =<text:s/></text:span><text:span text:style-name="T44">"00000000-0000-0000-0000-000000000000"</text:span><text:span text:style-name="T45">,<text:s/></text:span><text:span text:style-name="T46">""</text:span><text:span text:style-name="T47">,<text:s/></text:span><text:span text:style-name="T48">"AND gbi.KS_ID='"</text:span><text:span text:style-name="T49"><text:s/>&amp; Parameters!stadtkreis.Value &amp;<text:s/></text:span><text:span text:style-name="T50">"' "</text:span><text:span text:style-name="T51">) &amp;</text:span></text:p>
      <text:p text:style-name="P52"><text:span text:style-name="T53">IIF(Parameters!schuleinheit.Value =<text:s/></text:span><text:span text:style-name="T54">"00000000-0000-0000-0000-000000000000"</text:span><text:span text:style-name="T55">,<text:s/></text:span><text:span text:style-name="T56">"AND 1=1 "</text:span><text:span text:style-name="T57">,<text:s/></text:span><text:span text:style-name="T58">"AND SE_UID='"</text:span><text:span text:style-name="T59"><text:s/>&amp; Parameters!schuleinheit.Value &amp;<text:s/></text:span><text:span text:style-name="T60">"' "</text:span><text:span text:style-name="T61">) &amp;</text:span></text:p>
      <text:p text:style-name="P62"><text:span text:style-name="T63">IIF(Parameters!portfolio1.Value =<text:s/></text:span><text:span text:style-name="T64">"00000000-0000-0000-0000-000000000000"</text:span><text:span text:style-name="T65">,<text:s/></text:span><text:span text:style-name="T66">""</text:span><text:span text:style-name="T67">,<text:s/></text:span><text:span text:style-name="T68">"AND (pf.PF1_ID='"</text:span><text:span text:style-name="T69"><text:s/>&amp; Parameters!portfolio1.Value &amp;<text:s/></text:span><text:span text:style-name="T70">"' "</text:span><text:span text:style-name="T71">) &amp;</text:span></text:p>
      <text:p text:style-name="P72"><text:span text:style-name="T73">IIF(Parameters!portfolio1.Value =<text:s/></text:span><text:span text:style-name="T74">"00000000-0000-0000-0000-000000000000"</text:span><text:span text:style-name="T75">,<text:s/></text:span><text:span text:style-name="T76">""</text:span><text:span text:style-name="T77">,<text:s/></text:span><text:span text:style-name="T78">" <text:s text:c="2"/>OR pf.PF2_ID='"</text:span><text:span text:style-name="T79"><text:s/>&amp; Parameters!portfolio1.Value &amp;<text:s/></text:span><text:span text:style-name="T80">"') "</text:span><text:span text:style-name="T81">) &amp;</text:span></text:p>
      <text:p text:style-name="P82"><text:span text:style-name="T83">IIF(Parameters!subportfolio1.Value =<text:s/></text:span><text:span text:style-name="T84">"00000000-0000-0000-0000-000000000000"</text:span><text:span text:style-name="T85">,<text:s/></text:span><text:span text:style-name="T86">""</text:span><text:span text:style-name="T87">,<text:s/></text:span><text:span text:style-name="T88">"AND (pf.PF3_ID='"</text:span><text:span text:style-name="T89"><text:s/>&amp; Parameters!subportfolio1.Value &amp;<text:s/></text:span><text:span text:style-name="T90">"' "</text:span><text:span text:style-name="T91">) &amp;</text:span></text:p>
      <text:p text:style-name="P92"><text:span text:style-name="T93">IIF(Parameters!subportfolio1.Value =<text:s/></text:span><text:span text:style-name="T94">"00000000-0000-0000-0000-000000000000"</text:span><text:span text:style-name="T95">,<text:s/></text:span><text:span text:style-name="T96">""</text:span><text:span text:style-name="T97">,<text:s/></text:span><text:span text:style-name="T98">"OR pf.PF4_ID='"</text:span><text:span text:style-name="T99"><text:s/>&amp; Parameters!subportfolio1.Value &amp;<text:s/></text:span><text:span text:style-name="T100">"') "</text:span><text:span text:style-name="T101">) &amp;</text:span></text:p>
      <text:p text:style-name="P102"><text:span text:style-name="T103">IIF(Parameters!denkmalschutz.Value =<text:s/></text:span><text:span text:style-name="T104">"2"</text:span><text:span text:style-name="T105">,<text:s/></text:span><text:span text:style-name="T106">""</text:span><text:span text:style-name="T107">,<text:s/></text:span><text:span text:style-name="T108">"AND gbi.GBI_IsDenkmalschutz="</text:span><text:span text:style-name="T109"><text:s/>&amp; Parameters!denkmalschutz.Value &amp;<text:s/></text:span><text:span text:style-name="T110">" "</text:span><text:span text:style-name="T111">) &amp;</text:span></text:p>
      <text:p text:style-name="P112"><text:span text:style-name="T113">IIF(Parameters!kontakt.Value =<text:s/></text:span><text:span text:style-name="T114">"00000000-0000-0000-0000-000000000000"</text:span><text:span text:style-name="T115">,<text:s/></text:span><text:span text:style-name="T116">""</text:span><text:span text:style-name="T117">,<text:s/></text:span><text:span text:style-name="T118">"AND (gbi.GBI_ID IN (SELECT DPS_GBI_UID FROM dbo.T_Detail_Personen WHERE CONVERT(varchar(36), DPS_KF_UID) + CONVERT(varchar(36), DPS_KT_UID) ='"</text:span><text:span text:style-name="T119"><text:s/>&amp; Parameters!kontakt.Value &amp;<text:s/></text:span><text:span text:style-name="T120">"' ))"</text:span><text:span text:style-name="T121">)</text:span></text:p>
      <text:p text:style-name="P122"/>
      <text:p text:style-name="P123"/>
      <text:p text:style-name="P124"/>
      <text:p text:style-name="P125">SwissRe<text:s/></text:p>
      <text:p text:style-name="P126">Mehrfach-Parameter müssen unterstützt werden:</text:p>
      <text:p text:style-name="P127">premise_status: multi-value</text:p>
      <text:p text:style-name="P128"><text:tab/>OR<text:s/></text:p>
      <text:p text:style-name="P129"><text:tab/>(US_UID IN (@premise_status))</text:p>
      <text:p text:style-name="P130"/>
      <text:p text:style-name="P131"/>
      <text:p text:style-name="Standard">Basic</text:p>
      <text:p text:style-name="Standard">VB-Werte (insbesondere Stichtag)</text:p>
      <text:p text:style-name="Standard"><text:span text:style-name="T132">=System.DateTime.Now.ToString(</text:span><text:span text:style-name="T133">"dd.MM.yyyy"</text:span><text:span text:style-name="T134">)</text:span></text:p>
      <text:p text:style-name="Standard">=System.DateTime.Now.Year</text:p>
      <text:p text:style-name="Standard">=new System.DateTime(System.DateTime.Now.Year, 12, 31).ToString("dd.MM.yyyy")</text:p>
      <text:p text:style-name="Standard">=(New System.DateTime(System.DateTime.Now.Year, System.DateTime.Now.Month, 1)).ToString("dd.MM.yyyy")</text:p>
      <text:p text:style-name="Standard">=DateAdd("D", -1, DateAdd("M", 1, new DateTime(System.DateTime.Now.Year, System.DateTime.Now.Month, 1))).toString("dd.MM.yyyy")</text:p>
      <text:p text:style-name="Standard"/>
      <text:p text:style-name="Standard"/>
      <text:p text:style-name="Standard"/>
      <text:p text:style-name="Standard"/>
      <text:p text:style-name="Standard"/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Projekt</text:p>
          </table:table-cell>
          <table:table-cell table:style-name="TableCell143">
            <text:p text:style-name="P144">Total</text:p>
          </table:table-cell>
          <table:table-cell table:style-name="TableCell145">
            <text:p text:style-name="P146">Gelöscht</text:p>
          </table:table-cell>
          <table:table-cell table:style-name="TableCell147">
            <text:p text:style-name="P148">Aktiv</text:p>
          </table:table-cell>
        </table:table-row>
        <table:table-row table:style-name="TableRow149">
          <table:table-cell table:style-name="TableCell150">
            <text:p text:style-name="P151">Basic</text:p>
          </table:table-cell>
          <table:table-cell table:style-name="TableCell152">
            <text:p text:style-name="P153">257</text:p>
          </table:table-cell>
          <table:table-cell table:style-name="TableCell154">
            <text:p text:style-name="P155">32</text:p>
          </table:table-cell>
          <table:table-cell table:style-name="TableCell156">
            <text:p text:style-name="P157">225</text:p>
          </table:table-cell>
        </table:table-row>
        <table:table-row table:style-name="TableRow158">
          <table:table-cell table:style-name="TableCell159">
            <text:p text:style-name="P160">ZH-Immo</text:p>
          </table:table-cell>
          <table:table-cell table:style-name="TableCell161">
            <text:p text:style-name="P162">73</text:p>
          </table:table-cell>
          <table:table-cell table:style-name="TableCell163">
            <text:p text:style-name="P164">0</text:p>
          </table:table-cell>
          <table:table-cell table:style-name="TableCell165">
            <text:p text:style-name="P166">73</text:p>
          </table:table-cell>
        </table:table-row>
        <table:table-row table:style-name="TableRow167">
          <table:table-cell table:style-name="TableCell168">
            <text:p text:style-name="P169">SNB</text:p>
          </table:table-cell>
          <table:table-cell table:style-name="TableCell170">
            <text:p text:style-name="P171">105</text:p>
          </table:table-cell>
          <table:table-cell table:style-name="TableCell172">
            <text:p text:style-name="P173">45</text:p>
          </table:table-cell>
          <table:table-cell table:style-name="TableCell174">
            <text:p text:style-name="P175">60</text:p>
          </table:table-cell>
        </table:table-row>
        <table:table-row table:style-name="TableRow176">
          <table:table-cell table:style-name="TableCell177">
            <text:p text:style-name="P178">SwissRe</text:p>
          </table:table-cell>
          <table:table-cell table:style-name="TableCell179">
            <text:p text:style-name="P180">69</text:p>
          </table:table-cell>
          <table:table-cell table:style-name="TableCell181">
            <text:p text:style-name="P182">16</text:p>
          </table:table-cell>
          <table:table-cell table:style-name="TableCell183">
            <text:p text:style-name="P184">53</text:p>
          </table:table-cell>
        </table:table-row>
        <table:table-row table:style-name="TableRow185">
          <table:table-cell table:style-name="TableCell186">
            <text:p text:style-name="P187">BKB</text:p>
          </table:table-cell>
          <table:table-cell table:style-name="TableCell188">
            <text:p text:style-name="P189">51</text:p>
          </table:table-cell>
          <table:table-cell table:style-name="TableCell190">
            <text:p text:style-name="P191">0</text:p>
          </table:table-cell>
          <table:table-cell table:style-name="TableCell192">
            <text:p text:style-name="P193">51</text:p>
          </table:table-cell>
        </table:table-row>
        <table:table-row table:style-name="TableRow194">
          <table:table-cell table:style-name="TableCell195">
            <text:p text:style-name="P196">Raiffeisen</text:p>
          </table:table-cell>
          <table:table-cell table:style-name="TableCell197">
            <text:p text:style-name="P198">44</text:p>
          </table:table-cell>
          <table:table-cell table:style-name="TableCell199">
            <text:p text:style-name="P200">9</text:p>
          </table:table-cell>
          <table:table-cell table:style-name="TableCell201">
            <text:p text:style-name="P202">35</text:p>
          </table:table-cell>
        </table:table-row>
        <table:table-row table:style-name="TableRow203">
          <table:table-cell table:style-name="TableCell204">
            <text:p text:style-name="P205">JuliusBär</text:p>
          </table:table-cell>
          <table:table-cell table:style-name="TableCell206">
            <text:p text:style-name="P207">33</text:p>
          </table:table-cell>
          <table:table-cell table:style-name="TableCell208">
            <text:p text:style-name="P209">0</text:p>
          </table:table-cell>
          <table:table-cell table:style-name="TableCell210">
            <text:p text:style-name="P211">33</text:p>
          </table:table-cell>
        </table:table-row>
        <table:table-row table:style-name="TableRow212">
          <table:table-cell table:style-name="TableCell213">
            <text:p text:style-name="P214">Campus Sursee</text:p>
          </table:table-cell>
          <table:table-cell table:style-name="TableCell215">
            <text:p text:style-name="P216">34</text:p>
          </table:table-cell>
          <table:table-cell table:style-name="TableCell217">
            <text:p text:style-name="P218">6</text:p>
          </table:table-cell>
          <table:table-cell table:style-name="TableCell219">
            <text:p text:style-name="P220">28</text:p>
          </table:table-cell>
        </table:table-row>
        <table:table-row table:style-name="TableRow221">
          <table:table-cell table:style-name="TableCell222">
            <text:p text:style-name="P223">Post</text:p>
          </table:table-cell>
          <table:table-cell table:style-name="TableCell224">
            <text:p text:style-name="P225">49</text:p>
          </table:table-cell>
          <table:table-cell table:style-name="TableCell226">
            <text:p text:style-name="P227">33</text:p>
          </table:table-cell>
          <table:table-cell table:style-name="TableCell228">
            <text:p text:style-name="P229">16</text:p>
          </table:table-cell>
        </table:table-row>
        <table:table-row table:style-name="TableRow230">
          <table:table-cell table:style-name="TableCell231">
            <text:p text:style-name="P232">SauterFM</text:p>
          </table:table-cell>
          <table:table-cell table:style-name="TableCell233">
            <text:p text:style-name="P234">15</text:p>
          </table:table-cell>
          <table:table-cell table:style-name="TableCell235">
            <text:p text:style-name="P236">0</text:p>
          </table:table-cell>
          <table:table-cell table:style-name="TableCell237">
            <text:p text:style-name="P238">15</text:p>
          </table:table-cell>
        </table:table-row>
        <table:table-row table:style-name="TableRow239">
          <table:table-cell table:style-name="TableCell240">
            <text:p text:style-name="P241">Sympany</text:p>
          </table:table-cell>
          <table:table-cell table:style-name="TableCell242">
            <text:p text:style-name="P243">9</text:p>
          </table:table-cell>
          <table:table-cell table:style-name="TableCell244">
            <text:p text:style-name="P245">0</text:p>
          </table:table-cell>
          <table:table-cell table:style-name="TableCell246">
            <text:p text:style-name="P247">9</text:p>
          </table:table-cell>
        </table:table-row>
        <table:table-row table:style-name="TableRow248">
          <table:table-cell table:style-name="TableCell249">
            <text:p text:style-name="P250">SwissLife</text:p>
          </table:table-cell>
          <table:table-cell table:style-name="TableCell251">
            <text:p text:style-name="P252">5</text:p>
          </table:table-cell>
          <table:table-cell table:style-name="TableCell253">
            <text:p text:style-name="P254">0</text:p>
          </table:table-cell>
          <table:table-cell table:style-name="TableCell255">
            <text:p text:style-name="P256">5</text:p>
          </table:table-cell>
        </table:table-row>
        <table:table-row table:style-name="TableRow257">
          <table:table-cell table:style-name="TableCell258">
            <text:p text:style-name="P259">SRG</text:p>
          </table:table-cell>
          <table:table-cell table:style-name="TableCell260">
            <text:p text:style-name="P261">4</text:p>
          </table:table-cell>
          <table:table-cell table:style-name="TableCell262">
            <text:p text:style-name="P263">0</text:p>
          </table:table-cell>
          <table:table-cell table:style-name="TableCell264">
            <text:p text:style-name="P265">4</text:p>
          </table:table-cell>
        </table:table-row>
        <table:table-row table:style-name="TableRow266">
          <table:table-cell table:style-name="TableCell267">
            <text:p text:style-name="P268">ZH Letzigunrd</text:p>
          </table:table-cell>
          <table:table-cell table:style-name="TableCell269">
            <text:p text:style-name="P270">2</text:p>
          </table:table-cell>
          <table:table-cell table:style-name="TableCell271">
            <text:p text:style-name="P272">0</text:p>
          </table:table-cell>
          <table:table-cell table:style-name="TableCell273">
            <text:p text:style-name="P274">2</text:p>
          </table:table-cell>
        </table:table-row>
        <table:table-row table:style-name="TableRow275">
          <table:table-cell table:style-name="TableCell276">
            <text:p text:style-name="P277">Helvetia</text:p>
          </table:table-cell>
          <table:table-cell table:style-name="TableCell278">
            <text:p text:style-name="P279">1</text:p>
          </table:table-cell>
          <table:table-cell table:style-name="TableCell280">
            <text:p text:style-name="P281">0</text:p>
          </table:table-cell>
          <table:table-cell table:style-name="TableCell282">
            <text:p text:style-name="P283">1</text:p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 Steiger</meta:initial-creator>
    <dc:creator>Stefan Steiger</dc:creator>
    <meta:creation-date>2018-06-01T15:32:00Z</meta:creation-date>
    <dc:date>2018-06-01T15:32:00Z</dc:date>
    <meta:template xlink:href="Normal.dotm" xlink:type="simple"/>
    <meta:editing-cycles>2</meta:editing-cycles>
    <meta:editing-duration>PT0S</meta:editing-duration>
    <meta:document-statistic meta:page-count="3" meta:paragraph-count="6" meta:word-count="467" meta:character-count="3409" meta:row-count="24" meta:non-whitespace-character-count="2948"/>
  </office:meta>
</office:document-meta>
</file>